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5.937cm"/>
    </style:style>
    <style:style style:name="co3" style:family="table-column">
      <style:table-column-properties fo:break-before="auto" style:column-width="8.195cm"/>
    </style:style>
    <style:style style:name="co4" style:family="table-column">
      <style:table-column-properties fo:break-before="auto" style:column-width="4.549cm"/>
    </style:style>
    <style:style style:name="co5" style:family="table-column">
      <style:table-column-properties fo:break-before="auto" style:column-width="6.09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1.846cm" fo:break-before="auto" style:use-optimal-row-height="true"/>
    </style:style>
    <style:style style:name="ro3" style:family="table-row">
      <style:table-row-properties style:row-height="10.162cm" fo:break-before="auto" style:use-optimal-row-height="true"/>
    </style:style>
    <style:style style:name="ta1" style:family="table" style:master-page-name="PageStyle_5f_RT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ffffff" fo:background-color="#2f5597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top" loext:vertical-justify="auto">
        <loext:border-bottom-complex-color loext:theme-type="light1" loext:color-type="theme"/>
        <loext:background-complex-color loext:theme-type="accent5" loext:color-type="theme">
          <loext:transformation loext:type="lummod" loext:value="7500"/>
        </loext:background-complex-color>
        <loext:border-left-complex-color loext:theme-type="light1" loext:color-type="theme"/>
        <loext:border-top-complex-color loext:theme-type="light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ce3" style:family="table-cell" style:parent-style-name="Default">
      <style:table-cell-properties fo:border-bottom="none" fo:background-color="#2f559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accent5" loext:color-type="theme">
          <loext:transformation loext:type="lummod" loext:value="7500"/>
        </loext:background-complex-color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>
        <loext:border-bottom-complex-color loext:theme-type="dark1" loext:color-type="theme"/>
        <loext:border-left-complex-color loext:theme-type="dark1" loext:color-type="theme"/>
        <loext:border-top-complex-color loext:theme-type="dark1" loext:color-type="theme"/>
      </style:table-cell-properties>
      <style:paragraph-properties css3t:text-justify="auto" fo:margin-left="0cm" style:writing-mode="page"/>
      <style:text-properties fo:color="#0563c1" style:text-outline="false" style:text-line-through-style="none" style:text-line-through-typ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>
        <loext:char-complex-color loext:theme-type="hyperlink" loext:color-type="theme"/>
      </style:text-properties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>
        <loext:border-bottom-complex-color loext:theme-type="dark1" loext:color-type="theme"/>
        <loext:border-left-complex-color loext:theme-type="dark1" loext:color-type="theme"/>
        <loext:border-top-complex-color loext:theme-type="dark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>
        <loext:border-bottom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css3t:text-justify="auto" fo:margin-left="0cm" style:writing-mode="page"/>
      <style:text-properties fo:color="#0563c1" style:text-outline="false" style:text-line-through-style="none" style:text-line-through-typ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>
        <loext:char-complex-color loext:theme-type="hyperlink" loext:color-type="theme"/>
      </style:text-properties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>
        <loext:border-bottom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none" fo:background-color="#2f559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accent5" loext:color-type="theme">
          <loext:transformation loext:type="lummod" loext:value="7500"/>
        </loext:background-complex-color>
        <loext:border-left-complex-color loext:theme-type="dark1" loext:color-type="theme"/>
        <loext:border-right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light1" loext:color-type="theme"/>
      </style:text-properties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2"/>
          <table:table-cell table:style-name="ce8"/>
          <table:table-cell table:number-columns-repeated="16381"/>
        </table:table-row>
        <table:table-row table:style-name="ro1">
          <table:table-cell table:style-name="ce2" office:value-type="string" calcext:value-type="string">
            <text:p>Nombre del proyecto</text:p>
          </table:table-cell>
          <table:table-cell table:style-name="ce5" office:value-type="string" calcext:value-type="string">
            <text:p>OpenCart (Frontend)</text:p>
          </table:table-cell>
          <table:table-cell table:style-name="ce9"/>
          <table:table-cell table:number-columns-repeated="16381"/>
        </table:table-row>
        <table:table-row table:style-name="ro1">
          <table:table-cell table:style-name="ce2" office:value-type="string" calcext:value-type="string">
            <text:p>Cliente</text:p>
          </table:table-cell>
          <table:table-cell table:style-name="ce5" office:value-type="string" calcext:value-type="string">
            <text:p>OpenCart</text:p>
          </table:table-cell>
          <table:table-cell table:style-name="ce9"/>
          <table:table-cell table:number-columns-repeated="16381"/>
        </table:table-row>
        <table:table-row table:style-name="ro1">
          <table:table-cell table:style-name="ce2" office:value-type="string" calcext:value-type="string">
            <text:p>Documento de referencia</text:p>
          </table:table-cell>
          <table:table-cell table:style-name="ce6" office:value-type="string" calcext:value-type="string">
            <text:p>FRS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2" office:value-type="string" calcext:value-type="string">
            <text:p>Creado por</text:p>
          </table:table-cell>
          <table:table-cell table:style-name="ce6" office:value-type="string" calcext:value-type="string">
            <text:p>Pava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2" office:value-type="string" calcext:value-type="string">
            <text:p>Fecha de creación</text:p>
          </table:table-cell>
          <table:table-cell table:style-name="ce6" office:value-type="string" calcext:value-type="string">
            <text:p>DD-MM-YYYY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2" office:value-type="string" calcext:value-type="string">
            <text:p>Fecha de aprobación</text:p>
          </table:table-cell>
          <table:table-cell table:style-name="ce6" office:value-type="string" calcext:value-type="string">
            <text:p>DD-MM-YYYY</text:p>
          </table:table-cell>
          <table:table-cell table:style-name="ce10"/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office:value-type="string" calcext:value-type="string">
            <text:p><text:s/>Requerimientos ID</text:p>
          </table:table-cell>
          <table:table-cell table:style-name="ce3" office:value-type="string" calcext:value-type="string">
            <text:p>Escenarios de prueba ID</text:p>
          </table:table-cell>
          <table:table-cell table:style-name="ce3" office:value-type="string" calcext:value-type="string">
            <text:p>Descripcion de escenarios de prueba</text:p>
          </table:table-cell>
          <table:table-cell table:style-name="ce12" office:value-type="string" calcext:value-type="string">
            <text:p>Casos de prueba ID'S</text:p>
          </table:table-cell>
          <table:table-cell table:number-columns-repeated="16380"/>
        </table:table-row>
        <table:table-row table:style-name="ro2">
          <table:table-cell table:style-name="ce4" office:value-type="float" office:value="1.1" calcext:value-type="float">
            <text:p>1,1</text:p>
          </table:table-cell>
          <table:table-cell table:style-name="ce7" office:value-type="string" calcext:value-type="string">
            <text:p>TS_001</text:p>
          </table:table-cell>
          <table:table-cell table:style-name="ce11" office:value-type="string" calcext:value-type="string">
            <text:p>Validate the working of Register Account functionality</text:p>
          </table:table-cell>
          <table:table-cell table:style-name="ce13" office:value-type="string" calcext:value-type="string">
            <text:p>TC_RF_001</text:p>
            <text:p>TC_RF_002</text:p>
            <text:p>TC_RF_003</text:p>
            <text:p>TC_RF_004</text:p>
            <text:p>TC_RF_005</text:p>
            <text:p>TC_RF_006</text:p>
            <text:p>TC_RF_007</text:p>
            <text:p>TC_RF_008</text:p>
            <text:p>TC_RF_009</text:p>
            <text:p>TC_RF_010</text:p>
            <text:p>TC_RF_011</text:p>
            <text:p>TC_RF_012</text:p>
            <text:p>TC_RF_013</text:p>
            <text:p>TC_RF_014</text:p>
            <text:p>TC_RF_015</text:p>
            <text:p>TC_RF_016</text:p>
            <text:p>TC_RF_017</text:p>
            <text:p>TC_RF_018</text:p>
            <text:p>TC_RF_019</text:p>
            <text:p>TC_RF_020</text:p>
            <text:p>TC_RF_021</text:p>
            <text:p>TC_RF_022</text:p>
            <text:p>TC_RF_023</text:p>
            <text:p>TC_RF_024</text:p>
            <text:p>TC_RF_025</text:p>
            <text:p>TC_RF_026</text:p>
            <text:p>TC_RF_027</text:p>
            <text:p/>
          </table:table-cell>
          <table:table-cell table:number-columns-repeated="16380"/>
        </table:table-row>
        <table:table-row table:style-name="ro3">
          <table:table-cell table:style-name="ce4" office:value-type="float" office:value="1.2" calcext:value-type="float">
            <text:p>1,2</text:p>
          </table:table-cell>
          <table:table-cell table:style-name="ce7" office:value-type="string" calcext:value-type="string">
            <text:p>TS_002</text:p>
          </table:table-cell>
          <table:table-cell table:style-name="ce11" office:value-type="string" calcext:value-type="string">
            <text:p>Validate the working of Login functionality</text:p>
          </table:table-cell>
          <table:table-cell table:style-name="ce13" office:value-type="string" calcext:value-type="string">
            <text:p>TC_LF_001</text:p>
            <text:p>TC_LF_002</text:p>
            <text:p>TC_LF_003</text:p>
            <text:p>TC_LF_004</text:p>
            <text:p>TC_LF_005</text:p>
            <text:p>TC_LF_006</text:p>
            <text:p>TC_LF_007</text:p>
            <text:p>TC_LF_008</text:p>
            <text:p>TC_LF_009</text:p>
            <text:p>TC_LF_010</text:p>
            <text:p>TC_LF_011</text:p>
            <text:p>TC_LF_012</text:p>
            <text:p>TC_LF_013</text:p>
            <text:p>TC_LF_014</text:p>
            <text:p>TC_LF_015</text:p>
            <text:p>TC_LF_016</text:p>
            <text:p>TC_LF_017</text:p>
            <text:p>TC_LF_018</text:p>
            <text:p>TC_LF_019</text:p>
            <text:p>TC_LF_020</text:p>
            <text:p>TC_LF_021</text:p>
            <text:p>TC_LF_022</text:p>
            <text:p>TC_LF_023</text:p>
            <text:p/>
          </table:table-cell>
          <table:table-cell table:number-columns-repeated="16380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B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B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$b 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number:text>($b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b </number:text>
      <number:number number:decimal-places="0" number:min-decimal-places="0" number:min-integer-digits="1" number:grouping="true"/>
      <number:text loext:blank-width-char=")"> </number:text>
    </number:number-style>
    <number:number-style style:name="N113">
      <style:text-properties fo:color="#ff0000"/>
      <number:text>($b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b 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number:text>($b 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b </number:text>
      <number:number number:decimal-places="2" number:min-decimal-places="2" number:min-integer-digits="1" number:grouping="true"/>
      <number:text loext:blank-width-char=")"> </number:text>
    </number:number-style>
    <number:number-style style:name="N115">
      <style:text-properties fo:color="#ff0000"/>
      <number:text>($b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date-style style:name="N116">
      <number:day number:style="long"/>
      <number:text>/</number:text>
      <number:month number:style="long"/>
      <number:text>/</number:text>
      <number:year number:style="long"/>
    </number:date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date-style style:name="N12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 loext:blank-width-char="("> </number:text>
      <number:fill-character> </number:fill-character>
      <number:text loext:blank-width-char=")1">- </number:text>
    </number:number-style>
    <number:text-style style:name="N125">
      <number:text loext:blank-width-char="("> </number:text>
      <number:text-content/>
      <number:text loext:blank-width-char=")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 loext:blank-width-char="("> $b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6P1" style:volatile="true">
      <number:text loext:blank-width-char="("> $b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 loext:blank-width-char="("> $b </number:text>
      <number:fill-character> </number:fill-character>
      <number:text loext:blank-width-char=")1">- </number:text>
    </number:number-style>
    <number:text-style style:name="N126">
      <number:text loext:blank-width-char="("> </number:text>
      <number:text-content/>
      <number:text loext:blank-width-char=")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7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7">
      <number:text loext:blank-width-char="("> </number:text>
      <number:text-content/>
      <number:text loext:blank-width-char=")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("> $b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8P1" style:volatile="true">
      <number:text loext:blank-width-char="("> $b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 loext:blank-width-char="("> $b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8">
      <number:text loext:blank-width-char="("> </number:text>
      <number:text-content/>
      <number:text loext:blank-width-char=")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TM" style:display-name="PageStyle_RT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run motoori</meta:initial-creator>
    <meta:print-date>2021-01-18T02:55:08</meta:print-date>
    <meta:creation-date>2015-06-05T18:17:20</meta:creation-date>
    <dc:date>2024-11-13T23:32:41.099000000</dc:date>
    <meta:generator>LibreOffice/24.8.2.1$Windows_X86_64 LibreOffice_project/0f794b6e29741098670a3b95d60478a65d05ef13</meta:generator>
    <meta:editing-duration>PT1H51M37S</meta:editing-duration>
    <meta:editing-cycles>1</meta:editing-cycles>
    <meta:document-statistic meta:table-count="1" meta:cell-count="24" meta:object-count="0"/>
    <meta:user-defined meta:name="AppVersion">16.0300</meta:user-defined>
  </office:meta>
</office:document-meta>
</file>